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svg:stroke-opacity="0%" draw:fill="solid" draw:fill-color="#75ab24" draw:textarea-vertical-align="middle" draw:auto-grow-height="false" fo:min-height="0.564cm" fo:min-width="0.312cm" fo:padding-top="0.134cm" fo:padding-bottom="0.134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svg:stroke-opacity="0%" draw:fill="solid" draw:fill-color="#75ab24" draw:textarea-vertical-align="middle" draw:auto-grow-height="false" fo:min-height="0.562cm" fo:min-width="0.314cm" fo:padding-top="0.134cm" fo:padding-bottom="0.134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svg:stroke-opacity="0%" draw:fill="solid" draw:fill-color="#75ab24" draw:textarea-horizontal-align="justify" draw:textarea-vertical-align="middle" draw:auto-grow-height="false" fo:min-height="0.574cm" fo:min-width="0.338cm" fo:padding-top="0.134cm" fo:padding-bottom="0.134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9.682cm" svg:y1="13.957cm" svg:x2="11.682cm" svg:y2="13.957cm">
            <text:p/>
          </draw:line>
          <draw:line draw:style-name="gr1" draw:text-style-name="P1" draw:layer="layout" svg:x1="11.682cm" svg:y1="15.957cm" svg:x2="11.682cm" svg:y2="13.957cm">
            <text:p/>
          </draw:line>
          <draw:line draw:style-name="gr1" draw:text-style-name="P1" draw:layer="layout" svg:x1="9.682cm" svg:y1="13.957cm" svg:x2="9.682cm" svg:y2="15.957cm">
            <text:p/>
          </draw:line>
          <draw:line draw:style-name="gr1" draw:text-style-name="P1" draw:layer="layout" svg:x1="11.682cm" svg:y1="15.957cm" svg:x2="9.682cm" svg:y2="15.957cm">
            <text:p/>
          </draw:line>
          <draw:line draw:style-name="gr1" draw:text-style-name="P1" draw:layer="layout" svg:x1="9.682cm" svg:y1="13.957cm" svg:x2="11.682cm" svg:y2="15.957cm">
            <text:p/>
          </draw:line>
          <draw:line draw:style-name="gr1" draw:text-style-name="P1" draw:layer="layout" svg:x1="11.682cm" svg:y1="13.957cm" svg:x2="9.682cm" svg:y2="15.957cm">
            <text:p/>
          </draw:line>
          <draw:line draw:style-name="gr1" draw:text-style-name="P1" draw:layer="layout" svg:x1="9.682cm" svg:y1="14.957cm" svg:x2="11.682cm" svg:y2="14.957cm">
            <text:p/>
          </draw:line>
          <draw:line draw:style-name="gr1" draw:text-style-name="P1" draw:layer="layout" svg:x1="10.682cm" svg:y1="13.957cm" svg:x2="10.682cm" svg:y2="15.957cm">
            <text:p/>
          </draw:line>
          <draw:custom-shape draw:style-name="gr2" draw:text-style-name="P2" draw:layer="layout" svg:width="0.83cm" svg:height="0.832cm" svg:x="10.268cm" svg:y="13.957cm">
            <text:p/>
            <draw:enhanced-geometry draw:glue-point-type="segments" draw:type="mso-spt100" draw:modifiers="44.3531396512566 135.80551148845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2" draw:layer="layout" svg:width="0.832cm" svg:height="0.83cm" svg:x="10.264cm" svg:y="15.132cm">
            <text:p/>
            <draw:enhanced-geometry draw:glue-point-type="segments" draw:type="mso-spt100" draw:modifiers="-135.896925231987 -44.327093932337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0.83cm" svg:height="0.832cm" svg:x="9.687cm" svg:y="14.546cm">
            <text:p/>
            <draw:enhanced-geometry draw:glue-point-type="segments" draw:type="mso-spt100" draw:modifiers="-44.9602548050495 46.879343487402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2" draw:layer="layout" svg:width="0.832cm" svg:height="0.83cm" svg:x="10.857cm" svg:y="14.55cm">
            <text:p/>
            <draw:enhanced-geometry draw:mirror-horizontal="false" draw:mirror-vertical="false" draw:glue-point-type="segments" draw:type="mso-spt100" draw:modifiers="153.915047277561 -134.18300326280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" draw:text-style-name="P2" draw:layer="layout" svg:width="0.856cm" svg:height="0.842cm" draw:transform="rotate (0.785398163397448) translate (10.082cm 14.961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09:27:22.454002783</meta:creation-date>
    <dc:date>2018-03-13T09:27:37.431413734</dc:date>
    <meta:editing-duration>PT15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